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ontext.Ivy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vyContext.getOperating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xt.peekInContextStack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Context.checkInterru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xt.pop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vyContext.ge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Context.pop( String key , Object expected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vyContext.getMessageLog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Context.getEv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xt.setResolveData( Resolv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xt.getDependency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xt.peekIv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Context.peek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vyContext.getCircularDependency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xt.getIv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Context.getResolv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xt.pop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xt.pushNewCopy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xt.setDependencyDescriptor( DependencyDescriptor d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xt.setIvy( Ivy iv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Context.g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Context.getCurrentSt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Context.pushNew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xt.getDefaultIv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Context.IvyContext( Ivy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Context.ge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ontext.pushContext( Ivy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Context.push( String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vyContext.set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